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7c56" officeooo:paragraph-rsid="00077c56"/>
    </style:style>
    <style:style style:name="P2" style:family="paragraph" style:parent-style-name="Standard">
      <style:text-properties officeooo:rsid="00077c56" officeooo:paragraph-rsid="00089384"/>
    </style:style>
    <style:style style:name="P3" style:family="paragraph" style:parent-style-name="Standard">
      <style:text-properties officeooo:rsid="00077c56" officeooo:paragraph-rsid="000c079b"/>
    </style:style>
    <style:style style:name="P4" style:family="paragraph" style:parent-style-name="Standard">
      <style:text-properties officeooo:rsid="00089384" officeooo:paragraph-rsid="00089384"/>
    </style:style>
    <style:style style:name="P5" style:family="paragraph" style:parent-style-name="Standard">
      <style:text-properties officeooo:rsid="000c079b" officeooo:paragraph-rsid="000c079b"/>
    </style:style>
    <style:style style:name="P6" style:family="paragraph" style:parent-style-name="Standard">
      <style:text-properties officeooo:rsid="000d7348" officeooo:paragraph-rsid="000d7348"/>
    </style:style>
    <style:style style:name="P7" style:family="paragraph" style:parent-style-name="Standard">
      <style:text-properties officeooo:rsid="000d7b4a" officeooo:paragraph-rsid="000d7b4a"/>
    </style:style>
    <style:style style:name="P8" style:family="paragraph" style:parent-style-name="Standard">
      <style:text-properties officeooo:rsid="000eae18" officeooo:paragraph-rsid="000eae18"/>
    </style:style>
    <style:style style:name="P9" style:family="paragraph" style:parent-style-name="Standard">
      <style:text-properties style:font-name="Courier New" officeooo:rsid="000eae18" officeooo:paragraph-rsid="000eae18"/>
    </style:style>
    <style:style style:name="P10" style:family="paragraph" style:parent-style-name="Standard">
      <style:text-properties officeooo:rsid="000fa8b8" officeooo:paragraph-rsid="000fa8b8"/>
    </style:style>
    <style:style style:name="P11" style:family="paragraph" style:parent-style-name="Standard">
      <style:text-properties officeooo:rsid="00102ceb" officeooo:paragraph-rsid="00102ceb"/>
    </style:style>
    <style:style style:name="T1" style:family="text">
      <style:text-properties officeooo:rsid="00077c56"/>
    </style:style>
    <style:style style:name="T2" style:family="text">
      <style:text-properties officeooo:rsid="00089384"/>
    </style:style>
    <style:style style:name="T3" style:family="text">
      <style:text-properties officeooo:rsid="000c07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s ist das?</text:p>
      <text:p text:style-name="P1"/>
      <text:p text:style-name="P2">Ein verteiltes System zur Steuerung einer Modellbahnanlage. </text:p>
      <text:p text:style-name="P2"/>
      <text:p text:style-name="P4">Wie funktioniert es?</text:p>
      <text:p text:style-name="P4">Einzelne Clients mit bestimmten Aufgaben (z.B. Beleuchtung der Anlage, steuern der Weichen, anzeige des Gleisplanes, Darstellung eines Fahrplans) melden sich dazu an einem Application-Server (moba-server) <text:span text:style-name="T3">an und abonnieren bestimmte Nachrichtengruppen (so Empfängt und verarbeitet der Client „moba-environment“ die Nachrichten der Gruppe „ENV“)</text:span></text:p>
      <text:p text:style-name="P2"/>
      <text:p text:style-name="P3"><text:span text:style-name="T2">Sämtliche Kommunikation basiert auf json-Strings die in der Datei DazA-Protokoll näher beschrieben sind. </text:span></text:p>
      <text:p text:style-name="P3"/>
      <text:p text:style-name="P3"/>
      <text:p text:style-name="P1">Kurze Beschreibung der einzelnen Applikationen</text:p>
      <text:p text:style-name="P1"/>
      <text:p text:style-name="P1"/>
      <text:p text:style-name="P1">Moba-server</text:p>
      <text:p text:style-name="P1"/>
      <text:p text:style-name="P1">Beschreibung</text:p>
      <text:p text:style-name="P3">Ein in Java geschriebener Application-Server der für den Nachrichtenaustausch der einzelnen Clients sorgt. Der Server ist quasi der Dreh und Angelpunkt <text:span text:style-name="T3">des Systems</text:span>. <text:span text:style-name="T3">Nach Start werden einzelne Message-Handler (je Nachrichtengruppe eine Klasse; siehe package messages) im Objekt der Klasse MessageLoop registriert. Eingehende Nachrichten werden nun aus einer Priority-Queue genommen und in der MessageLoop verarbeitet. </text:span></text:p>
      <text:p text:style-name="P3"/>
      <text:p text:style-name="P6">Zusätzlich lauscht die <text:span text:style-name="T1">Anwendung auf dem Port 7000 und legt bei Verbindungseingang einen Objekt der Klasse Endpoint an. Diese läuft als eigenständiger Thread und schickt alle eingehende Nachrichten des Clients in eine Priority-Queue. </text:span>In den oben bereits beschriebenen Message-Handlern werden diese eingehenden Nachrichten nun bearbeitet und das Ergebnis dem Dispatcher zugefügt (package com). Je nach Nachrichtentyp wird nun die Antwort allen Clients (Broadcast-Nachricht) alle Clients, die die jeweilige Nachrichtengruppe abonniert haben oder lediglich an den Client, der die Nachricht generiert hat (z.B. Client schickt ECHO_REQ, Moba-Server antwortet mit ECHO_RES nur diesem einen Client)</text:p>
      <text:p text:style-name="P1"/>
      <text:p text:style-name="P8">Aufbau der Config-Datei</text:p>
      <text:p text:style-name="P8">In der Config-Datei sind </text:p>
      <text:p text:style-name="P9">{</text:p>
      <text:p text:style-name="P9"><text:s text:c="4"/>"environment":{</text:p>
      <text:p text:style-name="P9"><text:s text:c="8"/>"environment":{</text:p>
      <text:p text:style-name="P9"><text:s text:c="12"/>"rain":"AUTO",</text:p>
      <text:p text:style-name="P9"><text:s text:c="12"/>"environmentSound":"OFF",</text:p>
      <text:p text:style-name="P9"><text:s text:c="12"/>"aux01":"ON",</text:p>
      <text:p text:style-name="P9"><text:s text:c="12"/>"aux03":"OFF",</text:p>
      <text:p text:style-name="P9"><text:s text:c="12"/>"aux02":"OFF",</text:p>
      <text:p text:style-name="P9"><text:s text:c="12"/>"thunderStorm":"TRIGGER",</text:p>
      <text:p text:style-name="P9"><text:s text:c="12"/>"wind":"ON"</text:p>
      <text:p text:style-name="P9"><text:s text:c="8"/>},</text:p>
      <text:p text:style-name="P9"><text:s text:c="8"/>"ambientlight":{</text:p>
      <text:p text:style-name="P9"><text:s text:c="12"/>"red":0,</text:p>
      <text:p text:style-name="P9"><text:s text:c="12"/>"green":0,</text:p>
      <text:p text:style-name="P9"><text:s text:c="12"/>"blue":0,</text:p>
      <text:p text:style-name="P9"><text:s text:c="12"/>"white":0</text:p>
      <text:p text:style-name="P9"><text:soft-page-break/><text:s text:c="8"/>},</text:p>
      <text:p text:style-name="P9"><text:s text:c="8"/>"ambient":{</text:p>
      <text:p text:style-name="P9"><text:s text:c="12"/>"mainLightOn":"OFF",</text:p>
      <text:p text:style-name="P9"><text:s text:c="12"/>"curtainUp":"OFF"</text:p>
      <text:p text:style-name="P9"><text:s text:c="8"/>}</text:p>
      <text:p text:style-name="P9"><text:s text:c="4"/>},</text:p>
      <text:p text:style-name="P9"><text:s text:c="4"/>"common":{</text:p>
      <text:p text:style-name="P9"><text:s text:c="8"/>"database":{</text:p>
      <text:p text:style-name="P9"><text:s text:c="12"/>"connectorType":"MYSQL_CONNECTOR",</text:p>
      <text:p text:style-name="P9"><text:s text:c="12"/>"usr":"moba",</text:p>
      <text:p text:style-name="P9"><text:s text:c="12"/>"host":"localhost",</text:p>
      <text:p text:style-name="P9"><text:s text:c="12"/>"pwd":"Byr8cYUk0lfvXbgo",</text:p>
      <text:p text:style-name="P9"><text:s text:c="12"/>"db":"moba"</text:p>
      <text:p text:style-name="P9"><text:s text:c="8"/>},</text:p>
      <text:p text:style-name="P9"><text:s text:c="8"/>"logging":{</text:p>
      <text:p text:style-name="P9"><text:s text:c="12"/>"level":"FINEST"</text:p>
      <text:p text:style-name="P9"><text:s text:c="8"/>},</text:p>
      <text:p text:style-name="P9"><text:s text:c="8"/>"serverConfig":{</text:p>
      <text:p text:style-name="P9"><text:s text:c="12"/>"maxClients":25,</text:p>
      <text:p text:style-name="P9"><text:s text:c="12"/>"port":7000</text:p>
      <text:p text:style-name="P9"><text:s text:c="8"/>}</text:p>
      <text:p text:style-name="P9"><text:s text:c="4"/>},</text:p>
      <text:p text:style-name="P9"><text:s text:c="4"/>"globaltimer":{</text:p>
      <text:p text:style-name="P9"><text:s text:c="8"/>"colortheme":{</text:p>
      <text:p text:style-name="P9"><text:s text:c="12"/>"brightTime":"14:00",</text:p>
      <text:p text:style-name="P9"><text:s text:c="12"/>"condition":"AUTO",</text:p>
      <text:p text:style-name="P9"><text:s text:c="12"/>"dimTime":"10:00"</text:p>
      <text:p text:style-name="P9"><text:s text:c="8"/>},</text:p>
      <text:p text:style-name="P9"><text:s text:c="8"/>"globaltimer":{</text:p>
      <text:p text:style-name="P9"><text:s text:c="12"/>"curModelTime":"Mi 00:40",</text:p>
      <text:p text:style-name="P9"><text:s text:c="12"/>"multiplicator":600</text:p>
      <text:p text:style-name="P9"><text:s text:c="8"/>}</text:p>
      <text:p text:style-name="P9"><text:s text:c="4"/>}</text:p>
      <text:p text:style-name="P9">}</text:p>
      <text:p text:style-name="P9"/>
      <text:p text:style-name="P1"/>
      <text:p text:style-name="P1">Package application:</text:p>
      <text:p text:style-name="P1">Enthält die Main-Funktion und initialisiert das Programm</text:p>
      <text:p text:style-name="P1"/>
      <text:p text:style-name="P4">Package com:</text:p>
      <text:p text:style-name="P4">Enthält Klassen für die Kommunikation</text:p>
      <text:p text:style-name="P4">Klasse Endpoint: Repräsentiert einen Verbindungsendpunkt (C++-Client). Hier sind alle Informationen des Clients wie z.B. Version, Id, Startzeitpunkt und der Socket zur Kommunikation hinterlegt). Jeder Endpoint startet sich als Thread und nimmt vom Client Nachrichten entgegen </text:p>
      <text:p text:style-name="P4"/>
      <text:p text:style-name="P7">Abhängigkeiten:</text:p>
      <text:p text:style-name="P10">mariadb-java-client-1.5.8.jar</text:p>
      <text:p text:style-name="P5"/>
      <text:p text:style-name="P11">moba-common</text:p>
      <text:p text:style-name="P11">von allen Clients benutzte Bibliothek</text:p>
      <text:p text:style-name="P5"/>
      <text:p text:style-name="P5"/>
      <text:p text:style-name="P5"/>
      <text:p text:style-name="P5"><text:soft-page-break/>ToDo</text:p>
      <text:p text:style-name="P5"/>
      <text:p text:style-name="P1"/>
      <text:p text:style-name="P1">Abkürzungen:</text:p>
      <text:p text:style-name="P1">DAzA: Datenaustausch zwischen Applikationen</text:p>
      <text:p text:style-name="P1"/>
      <text:p text:style-name="P1"/>
      <text:p text:style-name="P1">Links: </text:p>
      <text:p text:style-name="P1"/>
      <text:p text:style-name="P1">http://streaming.maerklin.de/public-media/cs2/cs2CAN-Protokoll-2_0.pdf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23:26:42.277205134</meta:creation-date>
    <dc:date>2018-10-05T00:14:36.025599683</dc:date>
    <meta:editing-duration>PT13M31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76" meta:word-count="347" meta:character-count="3465" meta:non-whitespace-character-count="2724"/>
  </office:meta>
</office:document-meta>
</file>